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Courier New" svg:font-family="'Courier New'" style:font-family-generic="modern"/>
    <style:font-face style:name="DejaVu Sans1" svg:font-family="'DejaVu Sans'" style:font-pitch="variable"/>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05in" fo:margin-left="-0.075in" table:align="left" style:writing-mode="lr-tb"/>
    </style:style>
    <style:style style:name="Table1.A" style:family="table-column">
      <style:table-column-properties style:column-width="3.2in"/>
    </style:style>
    <style:style style:name="Table1.B" style:family="table-column">
      <style:table-column-properties style:column-width="3.8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7.05in" fo:margin-left="-0.075in" table:align="left" style:writing-mode="lr-tb"/>
    </style:style>
    <style:style style:name="Table2.A" style:family="table-column">
      <style:table-column-properties style:column-width="2.1375in"/>
    </style:style>
    <style:style style:name="Table2.B" style:family="table-column">
      <style:table-column-properties style:column-width="1.4375in"/>
    </style:style>
    <style:style style:name="Table2.C" style:family="table-column">
      <style:table-column-properties style:column-width="1.875in"/>
    </style:style>
    <style:style style:name="Table2.D" style:family="table-column">
      <style:table-column-properties style:column-width="1.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2.B1" style:family="table-cell">
      <style:table-cell-properties style:vertical-align="top" fo:padding-left="0.075in" fo:padding-right="0.075in" fo:padding-top="0in" fo:padding-bottom="0in" fo:border-left="0.25pt solid #000000" fo:border-right="none" fo:border-top="none" fo:border-bottom="none" style:writing-mode="lr-tb"/>
    </style:style>
    <style:style style:name="Table3" style:family="table">
      <style:table-properties style:width="7.05in" fo:margin-left="-0.075in" table:align="left" style:writing-mode="lr-tb"/>
    </style:style>
    <style:style style:name="Table3.A" style:family="table-column">
      <style:table-column-properties style:column-width="1.5125in"/>
    </style:style>
    <style:style style:name="Table3.B" style:family="table-column">
      <style:table-column-properties style:column-width="5.5375in"/>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none" style:writing-mode="lr-tb">
        <style:background-image/>
      </style:table-cell-properties>
    </style:style>
    <style:style style:name="Table4" style:family="table">
      <style:table-properties style:width="7.05in" fo:margin-left="-0.075in" table:align="left" style:writing-mode="lr-tb"/>
    </style:style>
    <style:style style:name="Table4.A" style:family="table-column">
      <style:table-column-properties style:column-width="1.5125in"/>
    </style:style>
    <style:style style:name="Table4.B" style:family="table-column">
      <style:table-column-properties style:column-width="5.5375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7.05in" fo:margin-left="-0.075in" table:align="left" style:writing-mode="lr-tb"/>
    </style:style>
    <style:style style:name="Table5.A" style:family="table-column">
      <style:table-column-properties style:column-width="1.5125in"/>
    </style:style>
    <style:style style:name="Table5.B" style:family="table-column">
      <style:table-column-properties style:column-width="5.5375in"/>
    </style:style>
    <style:style style:name="Table5.1" style:family="table-row">
      <style:table-row-properties fo:keep-together="auto"/>
    </style:style>
    <style:style style:name="Table5.A1" style:family="table-cell">
      <style:table-cell-properties style:vertical-align="top" fo:background-color="#d9d9d9" fo:padding-left="0.075in" fo:padding-right="0.075in" fo:padding-top="0in" fo:padding-bottom="0in" fo:border="none" style:writing-mode="lr-tb">
        <style:background-image/>
      </style:table-cell-properties>
    </style:style>
    <style:style style:name="Table6" style:family="table">
      <style:table-properties style:width="7.05in" fo:margin-left="-0.075in" table:align="left" style:writing-mode="lr-tb"/>
    </style:style>
    <style:style style:name="Table6.A" style:family="table-column">
      <style:table-column-properties style:column-width="1.5125in"/>
    </style:style>
    <style:style style:name="Table6.B" style:family="table-column">
      <style:table-column-properties style:column-width="5.5375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none" style:writing-mode="lr-tb"/>
    </style:style>
    <style:style style:name="Table7" style:family="table">
      <style:table-properties style:width="7.05in" fo:margin-left="-0.075in" table:align="left" style:writing-mode="lr-tb"/>
    </style:style>
    <style:style style:name="Table7.A" style:family="table-column">
      <style:table-column-properties style:column-width="1.5125in"/>
    </style:style>
    <style:style style:name="Table7.B" style:family="table-column">
      <style:table-column-properties style:column-width="5.5375in"/>
    </style:style>
    <style:style style:name="Table7.1" style:family="table-row">
      <style:table-row-properties fo:keep-together="auto"/>
    </style:style>
    <style:style style:name="Table7.A1" style:family="table-cell">
      <style:table-cell-properties style:vertical-align="top" fo:background-color="#d9d9d9" fo:padding-left="0.075in" fo:padding-right="0.075in" fo:padding-top="0in" fo:padding-bottom="0in" fo:border="none" style:writing-mode="lr-tb">
        <style:background-image/>
      </style:table-cell-properties>
    </style:style>
    <style:style style:name="Table8" style:family="table">
      <style:table-properties style:width="7.05in" fo:margin-left="-0.075in" table:align="left" style:writing-mode="lr-tb"/>
    </style:style>
    <style:style style:name="Table8.A" style:family="table-column">
      <style:table-column-properties style:column-width="1.5125in"/>
    </style:style>
    <style:style style:name="Table8.B" style:family="table-column">
      <style:table-column-properties style:column-width="5.5375in"/>
    </style:style>
    <style:style style:name="Table8.1" style:family="table-row">
      <style:table-row-properties style:min-row-height="0.1424in" fo:keep-together="auto"/>
    </style:style>
    <style:style style:name="Table8.A1"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P1" style:family="paragraph" style:parent-style-name="Standard">
      <style:paragraph-properties fo:margin-top="0in" fo:margin-bottom="0.0417in" style:contextual-spacing="false" fo:line-height="100%"/>
    </style:style>
    <style:style style:name="P2" style:family="paragraph" style:parent-style-name="Standard">
      <style:paragraph-properties fo:margin-top="0in" fo:margin-bottom="0.0138in" style:contextual-spacing="false" fo:line-height="100%" fo:text-align="end" style:justify-single-word="false"/>
    </style:style>
    <style:style style:name="P3" style:family="paragraph" style:parent-style-name="Standard">
      <style:paragraph-properties fo:margin-top="0in" fo:margin-bottom="0in" style:contextual-spacing="false" fo:line-height="100%" fo:text-align="end" style:justify-single-word="false"/>
    </style:style>
    <style:style style:name="P4" style:family="paragraph" style:parent-style-name="Standard">
      <style:paragraph-properties fo:margin-top="0.1252in" fo:margin-bottom="0in" style:contextual-spacing="false" fo:line-height="100%" fo:text-align="center" style:justify-single-word="false"/>
    </style:style>
    <style:style style:name="P5" style:family="paragraph" style:parent-style-name="Standard">
      <style:paragraph-properties fo:margin-top="0in" fo:margin-bottom="0in" style:contextual-spacing="false" fo:line-height="100%"/>
    </style:style>
    <style:style style:name="P6" style:family="paragraph" style:parent-style-name="Standard">
      <style:paragraph-properties fo:margin-top="0in" fo:margin-bottom="0.0835in" style:contextual-spacing="false" fo:line-height="100%" fo:text-align="center" style:justify-single-word="false"/>
    </style:style>
    <style:style style:name="P7" style:family="paragraph" style:parent-style-name="Standard">
      <style:paragraph-properties fo:margin-top="0in" fo:margin-bottom="0in" style:contextual-spacing="false" fo:line-height="100%" fo:text-align="center" style:justify-single-word="false"/>
    </style:style>
    <style:style style:name="P8" style:family="paragraph" style:parent-style-name="Standard" style:list-style-name="WW8Num1">
      <style:paragraph-properties fo:margin-left="0.25in" fo:margin-right="0in" fo:margin-top="0.0555in" fo:margin-bottom="0in" style:contextual-spacing="false" fo:line-height="100%" fo:text-indent="-0.25in" style:auto-text-indent="false"/>
    </style:style>
    <style:style style:name="P9" style:family="paragraph" style:parent-style-name="Standard">
      <style:paragraph-properties fo:margin-left="0.25in" fo:margin-right="0in" fo:margin-top="0.0555in" fo:margin-bottom="0in" style:contextual-spacing="false" fo:line-height="100%" fo:text-indent="-0.25in" style:auto-text-indent="false"/>
    </style:style>
    <style:style style:name="P10" style:family="paragraph" style:parent-style-name="Standard">
      <style:paragraph-properties fo:margin-top="0in" fo:margin-bottom="0.0835in" style:contextual-spacing="false" fo:line-height="100%" fo:text-align="center" style:justify-single-word="false" fo:background-color="#ffffff">
        <style:background-image/>
      </style:paragraph-properties>
    </style:style>
    <style:style style:name="P11" style:family="paragraph" style:parent-style-name="Standard">
      <style:paragraph-properties fo:margin-top="0in" fo:margin-bottom="0in" style:contextual-spacing="false" fo:line-height="100%" fo:text-align="center" style:justify-single-word="false" fo:background-color="#ffffff">
        <style:background-image/>
      </style:paragraph-properties>
    </style:style>
    <style:style style:name="P12" style:family="paragraph" style:parent-style-name="Standard">
      <style:paragraph-properties fo:margin-top="0.111in" fo:margin-bottom="0.028in" style:contextual-spacing="false" fo:line-height="100%" fo:text-align="center" style:justify-single-word="false" fo:background-color="#ffffff">
        <style:background-image/>
      </style:paragraph-properties>
    </style:style>
    <style:style style:name="P13" style:family="paragraph" style:parent-style-name="Standard">
      <style:paragraph-properties fo:margin-top="0in" fo:margin-bottom="0.0417in" style:contextual-spacing="false" fo:line-height="100%"/>
    </style:style>
    <style:style style:name="P14" style:family="paragraph" style:parent-style-name="Standard">
      <style:paragraph-properties fo:margin-top="0in" fo:margin-bottom="0.0417in" style:contextual-spacing="false" fo:line-height="100%" fo:padding-left="0in" fo:padding-right="0in" fo:padding-top="0in" fo:padding-bottom="0.0138in" fo:border-left="none" fo:border-right="none" fo:border-top="none" fo:border-bottom="2.24pt solid #000000"/>
    </style:style>
    <style:style style:name="P15" style:family="paragraph" style:parent-style-name="Standard">
      <style:paragraph-properties fo:margin-top="0in" fo:margin-bottom="0.0138in" style:contextual-spacing="false" fo:line-height="100%" fo:text-align="end" style:justify-single-word="false"/>
    </style:style>
    <style:style style:name="P16" style:family="paragraph" style:parent-style-name="Standard">
      <style:paragraph-properties fo:margin-top="0in" fo:margin-bottom="0in" style:contextual-spacing="false" fo:line-height="100%"/>
    </style:style>
    <style:style style:name="P17" style:family="paragraph" style:parent-style-name="Standard">
      <style:paragraph-properties fo:margin-top="0in" fo:margin-bottom="0in" style:contextual-spacing="false" fo:line-height="100%" fo:text-align="end" style:justify-single-word="false"/>
    </style:style>
    <style:style style:name="P18" style:family="paragraph" style:parent-style-name="Standard">
      <style:paragraph-properties fo:margin-top="0in" fo:margin-bottom="0in" style:contextual-spacing="false" fo:line-height="100%" fo:text-align="center" style:justify-single-word="false"/>
    </style:style>
    <style:style style:name="P19" style:family="paragraph" style:parent-style-name="Standard">
      <style:paragraph-properties fo:margin-top="0in" fo:margin-bottom="0in" style:contextual-spacing="false" fo:line-height="100%" fo:text-align="justify" style:justify-single-word="false"/>
    </style:style>
    <style:style style:name="P20" style:family="paragraph" style:parent-style-name="Standard">
      <style:paragraph-properties fo:margin-top="0in" fo:margin-bottom="0in" style:contextual-spacing="false" fo:line-height="100%" fo:text-align="center" style:justify-single-word="false"/>
      <style:text-properties fo:text-transform="uppercase" style:font-name="Century Gothic" fo:font-size="2pt" fo:font-weight="bold" style:font-size-asian="2pt" style:font-weight-asian="bold" style:font-name-complex="Century Gothic" style:font-size-complex="2pt"/>
    </style:style>
    <style:style style:name="P21" style:family="paragraph" style:parent-style-name="Standard">
      <style:paragraph-properties fo:margin-top="0in" fo:margin-bottom="0in" style:contextual-spacing="false" fo:line-height="100%" fo:text-align="center" style:justify-single-word="false"/>
      <style:text-properties style:font-name="Century Gothic" fo:font-size="10pt" fo:font-weight="bold" style:font-size-asian="10pt" style:font-weight-asian="bold" style:font-name-complex="Century Gothic" style:font-size-complex="10pt"/>
    </style:style>
    <style:style style:name="P22" style:family="paragraph" style:parent-style-name="Standard">
      <style:paragraph-properties fo:margin-top="0in" fo:margin-bottom="0in" style:contextual-spacing="false" fo:line-height="100%" fo:text-align="justify" style:justify-single-word="false"/>
      <style:text-properties style:font-name="Century Gothic" fo:font-size="8pt" fo:font-weight="bold" style:font-size-asian="8pt" style:font-weight-asian="bold" style:font-name-complex="Century Gothic" style:font-size-complex="8pt"/>
    </style:style>
    <style:style style:name="P23" style:family="paragraph" style:parent-style-name="Standard">
      <style:paragraph-properties fo:margin-top="0in" fo:margin-bottom="0in" style:contextual-spacing="false" fo:line-height="100%" fo:text-align="center" style:justify-single-word="false" fo:background-color="#ffffff">
        <style:background-image/>
      </style:paragraph-properties>
    </style:style>
    <style:style style:name="P24" style:family="paragraph" style:parent-style-name="Standard">
      <style:paragraph-properties fo:margin-top="0in" fo:margin-bottom="0in" style:contextual-spacing="false" fo:line-height="100%" fo:text-align="center" style:justify-single-word="false" fo:background-color="#ffffff" fo:padding-left="0in" fo:padding-right="0in" fo:padding-top="0.0138in" fo:padding-bottom="0.0138in" fo:border-left="none" fo:border-right="none" fo:border-top="0.51pt solid #000000" fo:border-bottom="0.51pt solid #000000">
        <style:background-image/>
      </style:paragraph-properties>
      <style:text-properties style:font-name="Century Gothic" fo:font-size="2pt" fo:font-weight="bold" style:font-size-asian="2pt" style:font-weight-asian="bold" style:font-name-complex="Century Gothic" style:font-size-complex="2pt"/>
    </style:style>
    <style:style style:name="P25" style:family="paragraph" style:parent-style-name="Standard">
      <style:paragraph-properties fo:margin-top="0.1252in" fo:margin-bottom="0in" style:contextual-spacing="false" fo:line-height="100%" fo:text-align="center" style:justify-single-word="false"/>
    </style:style>
    <style:style style:name="P26" style:family="paragraph" style:parent-style-name="Standard">
      <style:paragraph-properties fo:margin-top="0.028in" fo:margin-bottom="0in" style:contextual-spacing="false" fo:line-height="100%" fo:text-align="center" style:justify-single-word="false" fo:background-color="#ffffff" fo:padding-left="0in" fo:padding-right="0in" fo:padding-top="0.0138in" fo:padding-bottom="0.0138in" fo:border-left="none" fo:border-right="none" fo:border-top="0.51pt solid #000000" fo:border-bottom="0.51pt solid #000000">
        <style:background-image/>
      </style:paragraph-properties>
      <style:text-properties style:font-name="Century Gothic" fo:font-size="2pt" style:font-size-asian="2pt" style:font-name-complex="Century Gothic" style:font-size-complex="2pt"/>
    </style:style>
    <style:style style:name="P27" style:family="paragraph" style:parent-style-name="Standard">
      <style:paragraph-properties fo:margin-top="0.028in" fo:margin-bottom="0in" style:contextual-spacing="false" fo:line-height="100%" fo:text-align="center" style:justify-single-word="false" fo:background-color="#d9d9d9" fo:padding-left="0in" fo:padding-right="0in" fo:padding-top="0.0138in" fo:padding-bottom="0.0138in" fo:border-left="none" fo:border-right="none" fo:border-top="0.51pt solid #000000" fo:border-bottom="0.51pt solid #000000">
        <style:background-image/>
      </style:paragraph-properties>
    </style:style>
    <style:style style:name="P28" style:family="paragraph" style:parent-style-name="Standard" style:list-style-name="WW8Num1">
      <style:paragraph-properties fo:margin-left="0.25in" fo:margin-right="0in" fo:margin-top="0in" fo:margin-bottom="0in" style:contextual-spacing="false" fo:line-height="100%" fo:text-indent="-0.25in" style:auto-text-indent="false"/>
      <style:text-properties style:font-name="Century Gothic" fo:font-size="10pt" style:font-size-asian="10pt" style:font-name-complex="Century Gothic" style:font-size-complex="10pt"/>
    </style:style>
    <style:style style:name="P29" style:family="paragraph" style:parent-style-name="Standard" style:list-style-name="WW8Num1">
      <style:paragraph-properties fo:margin-left="0.25in" fo:margin-right="0in" fo:margin-top="0.0555in" fo:margin-bottom="0in" style:contextual-spacing="false" fo:line-height="100%" fo:text-indent="-0.25in" style:auto-text-indent="false"/>
      <style:text-properties style:font-name="Century Gothic" fo:font-size="10pt" style:font-size-asian="10pt" style:font-name-complex="Century Gothic" style:font-size-complex="10pt"/>
    </style:style>
    <style:style style:name="P30" style:family="paragraph" style:parent-style-name="Standard">
      <style:paragraph-properties fo:margin-left="0.25in" fo:margin-right="0in" fo:margin-top="0.0555in" fo:margin-bottom="0in" style:contextual-spacing="false" fo:line-height="100%" fo:text-indent="-0.25in" style:auto-text-indent="false"/>
    </style:style>
    <style:style style:name="P31" style:family="paragraph" style:parent-style-name="Standard" style:list-style-name="WW8Num1">
      <style:paragraph-properties fo:margin-left="0.25in" fo:margin-right="0in" fo:margin-top="0.0555in" fo:margin-bottom="0in" style:contextual-spacing="false" fo:line-height="100%" fo:text-indent="-0.25in" style:auto-text-indent="false"/>
    </style:style>
    <style:style style:name="P32" style:family="paragraph" style:parent-style-name="Standard">
      <style:paragraph-properties fo:margin-top="0in" fo:margin-bottom="0.0835in" style:contextual-spacing="false" fo:line-height="100%" fo:text-align="center" style:justify-single-word="false"/>
    </style:style>
    <style:style style:name="P33" style:family="paragraph" style:parent-style-name="Standard">
      <style:paragraph-properties fo:margin-top="0in" fo:margin-bottom="0.0835in" style:contextual-spacing="false" fo:line-height="100%" fo:text-align="center" style:justify-single-word="false" fo:background-color="#ffffff">
        <style:background-image/>
      </style:paragraph-properties>
    </style:style>
    <style:style style:name="P34" style:family="paragraph" style:parent-style-name="Standard">
      <style:paragraph-properties fo:margin-top="0.111in" fo:margin-bottom="0.028in" style:contextual-spacing="false" fo:line-height="100%" fo:text-align="center" style:justify-single-word="false" fo:background-color="#ffffff">
        <style:background-image/>
      </style:paragraph-properties>
    </style:style>
    <style:style style:name="P35" style:family="paragraph" style:parent-style-name="Standard" style:master-page-name="Standard">
      <style:paragraph-properties style:page-number="auto"/>
    </style:style>
    <style:style style:name="T1" style:family="text">
      <style:text-properties style:font-name="Century Gothic" fo:font-size="20pt" style:font-size-asian="20pt" style:font-name-complex="Century Gothic" style:font-size-complex="20pt"/>
    </style:style>
    <style:style style:name="T2" style:family="text">
      <style:text-properties style:font-name="Century Gothic" fo:font-size="10pt" style:font-size-asian="10pt" style:font-name-complex="Century Gothic" style:font-size-complex="10pt"/>
    </style:style>
    <style:style style:name="T3" style:family="text">
      <style:text-properties fo:text-transform="uppercase" style:font-name="Century Gothic" fo:font-size="14pt" fo:letter-spacing="0.0138in" fo:font-weight="bold" style:font-size-asian="14pt" style:font-weight-asian="bold" style:font-name-complex="Century Gothic" style:font-size-complex="14pt"/>
    </style:style>
    <style:style style:name="T4" style:family="text">
      <style:text-properties style:font-name="Century Gothic" fo:font-size="10pt" fo:font-weight="bold" style:font-size-asian="10pt" style:font-weight-asian="bold" style:font-name-complex="Century Gothic" style:font-size-complex="10pt"/>
    </style:style>
    <style:style style:name="T5" style:family="text">
      <style:text-properties fo:text-transform="uppercase" style:font-name="Century Gothic" fo:font-size="10pt" style:font-size-asian="10pt" style:font-name-complex="Century Gothic" style:font-size-complex="10pt"/>
    </style:style>
    <style:style style:name="T6" style:family="text">
      <style:text-properties style:font-name="Century Gothic" fo:font-size="12pt" fo:font-weight="bold" style:font-size-asian="12pt" style:font-weight-asian="bold" style:font-name-complex="Century Gothic" style:font-size-complex="12pt"/>
    </style:style>
    <style:style style:name="T7" style:family="text">
      <style:text-properties style:font-name="Century Gothic" fo:font-size="20pt" style:font-size-asian="20pt" style:font-name-complex="Century Gothic" style:font-size-complex="20pt"/>
    </style:style>
    <style:style style:name="T8" style:family="text">
      <style:text-properties style:font-name="Century Gothic" fo:font-size="10pt" style:font-size-asian="10pt" style:font-name-complex="Century Gothic" style:font-size-complex="10pt"/>
    </style:style>
    <style:style style:name="T9" style:family="text">
      <style:text-properties style:font-name="Century Gothic" fo:font-size="10pt" style:font-name-asian="Century Gothic" style:font-size-asian="10pt" style:font-name-complex="Century Gothic" style:font-size-complex="10pt"/>
    </style:style>
    <style:style style:name="T10" style:family="text">
      <style:text-properties style:font-name="Century Gothic" fo:font-size="10pt" fo:font-weight="bold" style:font-size-asian="10pt" style:font-weight-asian="bold" style:font-name-complex="Century Gothic" style:font-size-complex="10pt"/>
    </style:style>
    <style:style style:name="T11" style:family="text">
      <style:text-properties style:font-name="Century Gothic" fo:font-size="2pt" style:font-size-asian="2pt" style:font-name-complex="Century Gothic" style:font-size-complex="2pt"/>
    </style:style>
    <style:style style:name="T12" style:family="text">
      <style:text-properties style:font-name="Century Gothic" fo:font-size="2pt" fo:font-weight="bold" style:font-size-asian="2pt" style:font-weight-asian="bold" style:font-name-complex="Century Gothic" style:font-size-complex="2pt"/>
    </style:style>
    <style:style style:name="T13" style:family="text">
      <style:text-properties style:font-name="Century Gothic" style:font-name-complex="Century Gothic"/>
    </style:style>
    <style:style style:name="T14" style:family="text">
      <style:text-properties style:font-name="Century Gothic" fo:font-size="8pt" fo:font-weight="bold" style:font-size-asian="8pt" style:font-weight-asian="bold" style:font-name-complex="Century Gothic" style:font-size-complex="8pt"/>
    </style:style>
    <style:style style:name="T15" style:family="text">
      <style:text-properties style:font-name="Century Gothic" fo:font-size="12pt" fo:font-weight="bold" style:font-size-asian="12pt" style:font-weight-asian="bold" style:font-name-complex="Century Gothic" style:font-size-complex="12pt"/>
    </style:style>
    <style:style style:name="T16" style:family="text">
      <style:text-properties style:font-name="Wingdings 2" fo:font-size="6pt" style:font-size-asian="6pt" style:font-name-complex="Wingdings 2" style:font-size-complex="6pt"/>
    </style:style>
    <style:style style:name="T17" style:family="text">
      <style:text-properties style:font-name="Wingdings 2" fo:font-size="7pt" style:font-size-asian="7pt" style:font-name-complex="Wingdings 2" style:font-size-complex="7pt"/>
    </style:style>
    <style:style style:name="T18" style:family="text">
      <style:text-properties fo:text-transform="uppercase" style:font-name="Century Gothic" fo:font-size="14pt" fo:letter-spacing="0.0138in" fo:font-weight="bold" style:font-size-asian="14pt" style:font-weight-asian="bold" style:font-name-complex="Century Gothic" style:font-size-complex="14pt"/>
    </style:style>
    <style:style style:name="T19" style:family="text">
      <style:text-properties fo:text-transform="uppercase" style:font-name="Century Gothic" fo:font-size="2pt" fo:font-weight="bold" style:font-size-asian="2pt" style:font-weight-asian="bold" style:font-name-complex="Century Gothic" style:font-size-complex="2pt"/>
    </style:style>
    <style:style style:name="T20" style:family="text">
      <style:text-properties fo:text-transform="uppercase" style:font-name="Century Gothic" fo:font-size="10pt" style:font-size-asian="10pt" style:font-name-complex="Century Gothic" style:font-size-complex="10pt"/>
    </style:style>
  </office:automatic-styles>
  <office:body>
    <office:text text:use-soft-page-breaks="true">
      <office:forms form:automatic-focus="false" form:apply-design-mode="false"/>
      <text:tracked-changes>
        <text:changed-region xml:id="ct58403568" text:id="ct58403568">
          <text:deletion>
            <office:change-info>
              <dc:creator>mithereal </dc:creator>
              <dc:date>2014-03-28T10:26:00</dc:date>
            </office:change-info>
            <text:p text:style-name="P1"><text:span text:style-name="T1">ordan</text:span></text:p>
          </text:deletion>
        </text:changed-region>
        <text:changed-region xml:id="ct58376544" text:id="ct58376544">
          <text:insertion>
            <office:change-info>
              <dc:creator>mithereal </dc:creator>
              <dc:date>2014-03-28T10:26:00</dc:date>
            </office:change-info>
          </text:insertion>
        </text:changed-region>
        <text:changed-region xml:id="ct58375104" text:id="ct58375104">
          <text:deletion>
            <office:change-info>
              <dc:creator>mithereal </dc:creator>
              <dc:date>2014-03-28T10:26:00</dc:date>
            </office:change-info>
            <text:p text:style-name="P1"><text:span text:style-name="T1">Smith</text:span></text:p>
          </text:deletion>
        </text:changed-region>
        <text:changed-region xml:id="ct58403376" text:id="ct58403376">
          <text:insertion>
            <office:change-info>
              <dc:creator>mithereal </dc:creator>
              <dc:date>2014-03-28T10:26:00</dc:date>
            </office:change-info>
          </text:insertion>
        </text:changed-region>
        <text:changed-region xml:id="ct58406000" text:id="ct58406000">
          <text:deletion>
            <office:change-info>
              <dc:creator>mithereal </dc:creator>
              <dc:date>2014-03-28T10:30:00</dc:date>
            </office:change-info>
            <text:p text:style-name="P2"><text:span text:style-name="larger"><text:span text:style-name="T2">3209 W. Main St.</text:span></text:span></text:p>
          </text:deletion>
        </text:changed-region>
        <text:changed-region xml:id="ct58405808" text:id="ct58405808">
          <text:deletion>
            <office:change-info>
              <dc:creator>mithereal </dc:creator>
              <dc:date>2014-03-28T10:30:00</dc:date>
            </office:change-info>
            <text:p text:style-name="P2"><text:span text:style-name="larger"><text:span text:style-name="T2">Sometown, TX 75035</text:span></text:span></text:p>
          </text:deletion>
        </text:changed-region>
        <text:changed-region xml:id="ct58375296" text:id="ct58375296">
          <text:insertion>
            <office:change-info>
              <dc:creator>mithereal </dc:creator>
              <dc:date>2014-03-28T10:30:00</dc:date>
            </office:change-info>
          </text:insertion>
        </text:changed-region>
        <text:changed-region xml:id="ct58407968" text:id="ct58407968">
          <text:deletion>
            <office:change-info>
              <dc:creator>mithereal </dc:creator>
              <dc:date>2014-03-28T10:31:00</dc:date>
            </office:change-info>
            <text:p text:style-name="P3"><text:span text:style-name="T2">555</text:span></text:p>
          </text:deletion>
        </text:changed-region>
        <text:changed-region xml:id="ct58407200" text:id="ct58407200">
          <text:insertion>
            <office:change-info>
              <dc:creator>mithereal </dc:creator>
              <dc:date>2014-03-28T10:31:00</dc:date>
            </office:change-info>
          </text:insertion>
        </text:changed-region>
        <text:changed-region xml:id="ct58408160" text:id="ct58408160">
          <text:deletion>
            <office:change-info>
              <dc:creator>mithereal </dc:creator>
              <dc:date>2014-03-28T10:31:00</dc:date>
            </office:change-info>
            <text:p text:style-name="P3"><text:span text:style-name="T2">555</text:span></text:p>
          </text:deletion>
        </text:changed-region>
        <text:changed-region xml:id="ct58407392" text:id="ct58407392">
          <text:insertion>
            <office:change-info>
              <dc:creator>mithereal </dc:creator>
              <dc:date>2014-03-28T10:31:00</dc:date>
            </office:change-info>
          </text:insertion>
        </text:changed-region>
        <text:changed-region xml:id="ct58408352" text:id="ct58408352">
          <text:deletion>
            <office:change-info>
              <dc:creator>mithereal </dc:creator>
              <dc:date>2014-03-28T10:31:00</dc:date>
            </office:change-info>
            <text:p text:style-name="P3"><text:span text:style-name="T2">1234</text:span></text:p>
          </text:deletion>
        </text:changed-region>
        <text:changed-region xml:id="ct58407584" text:id="ct58407584">
          <text:insertion>
            <office:change-info>
              <dc:creator>mithereal </dc:creator>
              <dc:date>2014-03-28T10:31:00</dc:date>
            </office:change-info>
          </text:insertion>
        </text:changed-region>
        <text:changed-region xml:id="ct58407008" text:id="ct58407008">
          <text:deletion>
            <office:change-info>
              <dc:creator>mithereal </dc:creator>
              <dc:date>2014-03-28T10:30:00</dc:date>
            </office:change-info>
            <text:p text:style-name="P3"><text:span text:style-name="larger"><text:span text:style-name="T2">js@somedomain.com</text:span></text:span></text:p>
          </text:deletion>
        </text:changed-region>
        <text:changed-region xml:id="ct58405616" text:id="ct58405616">
          <text:insertion>
            <office:change-info>
              <dc:creator>mithereal </dc:creator>
              <dc:date>2014-03-28T10:30:00</dc:date>
            </office:change-info>
          </text:insertion>
        </text:changed-region>
        <text:changed-region xml:id="ct58407776" text:id="ct58407776">
          <text:insertion>
            <office:change-info>
              <dc:creator>mithereal </dc:creator>
              <dc:date>2014-03-28T10:31:00</dc:date>
            </office:change-info>
          </text:insertion>
        </text:changed-region>
        <text:changed-region xml:id="ct58791968" text:id="ct58791968">
          <text:deletion>
            <office:change-info>
              <dc:creator>mithereal </dc:creator>
              <dc:date>2014-03-28T10:26:00</dc:date>
            </office:change-info>
            <text:p text:style-name="P4"><text:span text:style-name="T3">Multi-certified</text:span></text:p>
          </text:deletion>
        </text:changed-region>
        <text:changed-region xml:id="ct58678496" text:id="ct58678496">
          <text:deletion>
            <office:change-info>
              <dc:creator>mithereal </dc:creator>
              <dc:date>2014-03-28T10:34:00</dc:date>
            </office:change-info>
            <text:p text:style-name="P5"><text:span text:style-name="larger"><text:span text:style-name="T2"/></text:span></text:p>
            <text:p text:style-name="P5"><text:span text:style-name="larger"><text:span text:style-name="T2">Offshore Team</text:span></text:span></text:p>
          </text:deletion>
        </text:changed-region>
        <text:changed-region xml:id="ct58678256" text:id="ct58678256">
          <text:insertion>
            <office:change-info>
              <dc:creator>mithereal </dc:creator>
              <dc:date>2014-03-28T10:38:00</dc:date>
            </office:change-info>
          </text:insertion>
        </text:changed-region>
        <text:changed-region xml:id="ct58664816" text:id="ct58664816">
          <text:deletion>
            <office:change-info>
              <dc:creator>mithereal </dc:creator>
              <dc:date>2014-03-28T10:38:00</dc:date>
            </office:change-info>
            <text:p text:style-name="P5"><text:span text:style-name="larger"><text:span text:style-name="T2"/></text:span></text:p>
            <text:p text:style-name="P5"><text:span text:style-name="larger"><text:span text:style-name="T2">Problem</text:span></text:span></text:p>
          </text:deletion>
        </text:changed-region>
        <text:changed-region xml:id="ct58665616" text:id="ct58665616">
          <text:insertion>
            <office:change-info>
              <dc:creator>mithereal </dc:creator>
              <dc:date>2014-03-28T10:33:00</dc:date>
            </office:change-info>
          </text:insertion>
        </text:changed-region>
        <text:changed-region xml:id="ct58678064" text:id="ct58678064">
          <text:deletion>
            <office:change-info>
              <dc:creator>mithereal </dc:creator>
              <dc:date>2014-03-28T10:34:00</dc:date>
            </office:change-info>
            <text:p text:style-name="P5"><text:span text:style-name="larger"><text:span text:style-name="T2">User </text:span></text:span></text:p>
          </text:deletion>
        </text:changed-region>
        <text:changed-region xml:id="ct58647664" text:id="ct58647664">
          <text:insertion>
            <office:change-info>
              <dc:creator>mithereal </dc:creator>
              <dc:date>2014-03-28T10:38:00</dc:date>
            </office:change-info>
          </text:insertion>
        </text:changed-region>
        <text:changed-region xml:id="ct58665056" text:id="ct58665056">
          <text:insertion>
            <office:change-info>
              <dc:creator>mithereal </dc:creator>
              <dc:date>2014-03-28T10:39:00</dc:date>
            </office:change-info>
          </text:insertion>
        </text:changed-region>
        <text:changed-region xml:id="ct58669600" text:id="ct58669600">
          <text:insertion>
            <office:change-info>
              <dc:creator>mithereal </dc:creator>
              <dc:date>2014-03-28T10:29:00</dc:date>
            </office:change-info>
          </text:insertion>
        </text:changed-region>
        <text:changed-region xml:id="ct58764656" text:id="ct58764656">
          <text:deletion>
            <office:change-info>
              <dc:creator>mithereal </dc:creator>
              <dc:date>2014-03-28T10:29:00</dc:date>
            </office:change-info>
            <text:p text:style-name="P5"><text:span text:style-name="larger"><text:span text:style-name="T4"><text:s/>applications</text:span></text:span></text:p>
          </text:deletion>
        </text:changed-region>
        <text:changed-region xml:id="ct58671952" text:id="ct58671952">
          <text:insertion>
            <office:change-info>
              <dc:creator>mithereal </dc:creator>
              <dc:date>2014-03-28T10:29:00</dc:date>
            </office:change-info>
          </text:insertion>
        </text:changed-region>
        <text:changed-region xml:id="ct58764896" text:id="ct58764896">
          <text:insertion>
            <office:change-info>
              <dc:creator>mithereal </dc:creator>
              <dc:date>2014-03-28T10:30:00</dc:date>
            </office:change-info>
          </text:insertion>
        </text:changed-region>
        <text:changed-region xml:id="ct58671392" text:id="ct58671392">
          <text:deletion>
            <office:change-info>
              <dc:creator>mithereal </dc:creator>
              <dc:date>2014-03-28T10:27:00</dc:date>
            </office:change-info>
            <text:p text:style-name="P5"><text:span text:style-name="larger"><text:span text:style-name="T2">, SeaMonkey Navigator</text:span></text:span></text:p>
          </text:deletion>
        </text:changed-region>
        <text:changed-region xml:id="ct58760592" text:id="ct58760592">
          <text:deletion>
            <office:change-info>
              <dc:creator>mithereal </dc:creator>
              <dc:date>2014-03-28T10:27:00</dc:date>
            </office:change-info>
            <text:p text:style-name="P5"><text:span text:style-name="larger"><text:span text:style-name="T2">HEAT, </text:span></text:span></text:p>
          </text:deletion>
        </text:changed-region>
        <text:changed-region xml:id="ct58674736" text:id="ct58674736">
          <text:insertion>
            <office:change-info>
              <dc:creator>mithereal </dc:creator>
              <dc:date>2014-03-28T10:27:00</dc:date>
            </office:change-info>
          </text:insertion>
        </text:changed-region>
        <text:changed-region xml:id="ct58760352" text:id="ct58760352">
          <text:insertion>
            <office:change-info>
              <dc:creator>mithereal </dc:creator>
              <dc:date>2014-03-28T10:28:00</dc:date>
            </office:change-info>
          </text:insertion>
        </text:changed-region>
        <text:changed-region xml:id="ct58793936" text:id="ct58793936">
          <text:insertion>
            <office:change-info>
              <dc:creator>mithereal </dc:creator>
              <dc:date>2014-03-28T10:29:00</dc:date>
            </office:change-info>
          </text:insertion>
        </text:changed-region>
        <text:changed-region xml:id="ct58737840" text:id="ct58737840">
          <text:deletion>
            <office:change-info>
              <dc:creator>mithereal </dc:creator>
              <dc:date>2014-03-28T10:29:00</dc:date>
            </office:change-info>
            <text:p text:style-name="P5"><text:span text:style-name="larger"><text:span text:style-name="T2">Unix</text:span></text:span></text:p>
          </text:deletion>
        </text:changed-region>
        <text:changed-region xml:id="ct58737360" text:id="ct58737360">
          <text:insertion>
            <office:change-info>
              <dc:creator>mithereal </dc:creator>
              <dc:date>2014-03-28T10:29:00</dc:date>
            </office:change-info>
          </text:insertion>
        </text:changed-region>
        <text:changed-region xml:id="ct58664448" text:id="ct58664448">
          <text:deletion>
            <office:change-info>
              <dc:creator>mithereal </dc:creator>
              <dc:date>2014-03-28T10:28:00</dc:date>
            </office:change-info>
            <text:p text:style-name="P5"><text:span text:style-name="larger"><text:span text:style-name="T2">NetWare </text:span></text:span></text:p>
          </text:deletion>
        </text:changed-region>
        <text:changed-region xml:id="ct58750656" text:id="ct58750656">
          <text:insertion>
            <office:change-info>
              <dc:creator>mithereal </dc:creator>
              <dc:date>2014-03-28T10:28:00</dc:date>
            </office:change-info>
          </text:insertion>
        </text:changed-region>
        <text:changed-region xml:id="ct58737600" text:id="ct58737600">
          <text:insertion>
            <office:change-info>
              <dc:creator>mithereal </dc:creator>
              <dc:date>2014-03-28T10:29:00</dc:date>
            </office:change-info>
          </text:insertion>
        </text:changed-region>
        <text:changed-region xml:id="ct58682944" text:id="ct58682944">
          <text:deletion>
            <office:change-info>
              <dc:creator>mithereal </dc:creator>
              <dc:date>2014-03-28T10:32:00</dc:date>
            </office:change-info>
            <text:p text:style-name="P6"><text:span text:style-name="larger"><text:span text:style-name="T5"/></text:span></text:p>
            <text:p text:style-name="P7"><text:span text:style-name="larger"><text:span text:style-name="T5">Abc Company</text:span></text:span><text:span text:style-name="larger"><text:span text:style-name="T2"> — Sometown, TX</text:span></text:span></text:p>
            <text:p text:style-name="P7"><text:span text:style-name="larger"><text:span text:style-name="T4">Tier 1 Help Desk,</text:span></text:span><text:span text:style-name="larger"><text:span text:style-name="T2"> 2010 to Present</text:span></text:span></text:p>
            <text:p text:style-name="P7"><text:span text:style-name="larger"><text:span text:style-name="T2">Routinely exceed call-handling goals, closing an average of </text:span></text:span></text:p>
          </text:deletion>
        </text:changed-region>
        <text:changed-region xml:id="ct58749408" text:id="ct58749408">
          <text:deletion>
            <office:change-info>
              <dc:creator>mithereal </dc:creator>
              <dc:date>2014-03-28T10:31:00</dc:date>
            </office:change-info>
            <text:p text:style-name="P7"><text:span text:style-name="larger"><text:span text:style-name="T2">6</text:span></text:span></text:p>
          </text:deletion>
        </text:changed-region>
        <text:changed-region xml:id="ct57871904" text:id="ct57871904">
          <text:deletion>
            <office:change-info>
              <dc:creator>mithereal </dc:creator>
              <dc:date>2014-03-28T10:32:00</dc:date>
            </office:change-info>
            <text:p text:style-name="P7"><text:span text:style-name="larger"><text:span text:style-name="T2">0 calls daily </text:span></text:span></text:p>
          </text:deletion>
        </text:changed-region>
        <text:changed-region xml:id="ct58680992" text:id="ct58680992">
          <text:deletion>
            <office:change-info>
              <dc:creator>mithereal </dc:creator>
              <dc:date>2014-03-28T10:31:00</dc:date>
            </office:change-info>
            <text:p text:style-name="P7"><text:span text:style-name="larger"><text:span text:style-name="T2">(25% above quota) </text:span></text:span></text:p>
          </text:deletion>
        </text:changed-region>
        <text:changed-region xml:id="ct60564368" text:id="ct60564368">
          <text:deletion>
            <office:change-info>
              <dc:creator>mithereal </dc:creator>
              <dc:date>2014-03-28T10:32:00</dc:date>
            </office:change-info>
            <text:p text:style-name="P7"><text:span text:style-name="larger"><text:span text:style-name="T2">with a </text:span></text:span></text:p>
          </text:deletion>
        </text:changed-region>
        <text:changed-region xml:id="ct58281056" text:id="ct58281056">
          <text:deletion>
            <office:change-info>
              <dc:creator>mithereal </dc:creator>
              <dc:date>2014-03-28T10:31:00</dc:date>
            </office:change-info>
            <text:p text:style-name="P7"><text:span text:style-name="larger"><text:span text:style-name="T2">7</text:span></text:span></text:p>
          </text:deletion>
        </text:changed-region>
        <text:changed-region xml:id="ct58734144" text:id="ct58734144">
          <text:deletion>
            <office:change-info>
              <dc:creator>mithereal </dc:creator>
              <dc:date>2014-03-28T10:32:00</dc:date>
            </office:change-info>
            <text:p text:style-name="P7"><text:span text:style-name="larger"><text:span text:style-name="T2">5% first-call resolution ratio and an average talk-time of 5.5 minutes -- well below 7-minute goal.</text:span></text:span></text:p>
            <text:p text:style-name="P7"><text:span text:style-name="larger"><text:span text:style-name="T2">Diagnose, troubleshoot and resolve a range of software, hardware and connectivity issues. Excel in asking probing questions and researching, analyzing and rectifying problems.</text:span></text:span></text:p>
          </text:deletion>
        </text:changed-region>
        <text:changed-region xml:id="ct58275904" text:id="ct58275904">
          <text:deletion>
            <office:change-info>
              <dc:creator>mithereal </dc:creator>
              <dc:date>2014-03-28T10:35:00</dc:date>
            </office:change-info>
            <text:p text:style-name="P7"><text:span text:style-name="larger"><text:span text:style-name="T5">Xyz Company</text:span></text:span></text:p>
          </text:deletion>
        </text:changed-region>
        <text:changed-region xml:id="ct52384432" text:id="ct52384432">
          <text:insertion>
            <office:change-info>
              <dc:creator>mithereal </dc:creator>
              <dc:date>2014-03-28T10:35:00</dc:date>
            </office:change-info>
          </text:insertion>
        </text:changed-region>
        <text:changed-region xml:id="ct58754960" text:id="ct58754960">
          <text:deletion>
            <office:change-info>
              <dc:creator>mithereal </dc:creator>
              <dc:date>2014-03-28T10:35:00</dc:date>
            </office:change-info>
            <text:p text:style-name="P7"><text:span text:style-name="larger"><text:span text:style-name="T2">Sometown</text:span></text:span></text:p>
          </text:deletion>
        </text:changed-region>
        <text:changed-region xml:id="ct60564784" text:id="ct60564784">
          <text:insertion>
            <office:change-info>
              <dc:creator>mithereal </dc:creator>
              <dc:date>2014-03-28T10:35:00</dc:date>
            </office:change-info>
          </text:insertion>
        </text:changed-region>
        <text:changed-region xml:id="ct58755152" text:id="ct58755152">
          <text:deletion>
            <office:change-info>
              <dc:creator>mithereal </dc:creator>
              <dc:date>2014-03-28T10:35:00</dc:date>
            </office:change-info>
            <text:p text:style-name="P7"><text:span text:style-name="larger"><text:span text:style-name="T2">TX</text:span></text:span></text:p>
          </text:deletion>
        </text:changed-region>
        <text:changed-region xml:id="ct58793264" text:id="ct58793264">
          <text:insertion>
            <office:change-info>
              <dc:creator>mithereal </dc:creator>
              <dc:date>2014-03-28T10:35:00</dc:date>
            </office:change-info>
          </text:insertion>
        </text:changed-region>
        <text:changed-region xml:id="ct58278144" text:id="ct58278144">
          <text:deletion>
            <office:change-info>
              <dc:creator>mithereal </dc:creator>
              <dc:date>2014-03-28T10:35:00</dc:date>
            </office:change-info>
            <text:p text:style-name="P7"><text:span text:style-name="larger"><text:span text:style-name="T2">8</text:span></text:span></text:p>
          </text:deletion>
        </text:changed-region>
        <text:changed-region xml:id="ct58275712" text:id="ct58275712">
          <text:insertion>
            <office:change-info>
              <dc:creator>mithereal </dc:creator>
              <dc:date>2014-03-28T10:35:00</dc:date>
            </office:change-info>
          </text:insertion>
        </text:changed-region>
        <text:changed-region xml:id="ct58041872" text:id="ct58041872">
          <text:deletion>
            <office:change-info>
              <dc:creator>mithereal </dc:creator>
              <dc:date>2014-03-28T10:36:00</dc:date>
            </office:change-info>
            <text:p text:style-name="P7"><text:span text:style-name="larger"><text:span text:style-name="T2"/></text:span></text:p>
            <text:list xml:id="list233318470701697924" text:style-name="WW8Num1">
              <text:list-item>
                <text:p text:style-name="P8"><text:span text:style-name="larger"><text:span text:style-name="T2">Partnered with Tier II and Tier III help desk peers based in the US, India and Brazil to resolve complex problems that required escalation. Provided detailed descriptions of issues in trouble ticket system and followed up diligently to ensure swift resolutions</text:span></text:span></text:p>
              </text:list-item>
            </text:list>
          </text:deletion>
        </text:changed-region>
        <text:changed-region xml:id="ct58278336" text:id="ct58278336">
          <text:insertion>
            <office:change-info>
              <dc:creator>mithereal </dc:creator>
              <dc:date>2014-03-28T10:36:00</dc:date>
            </office:change-info>
          </text:insertion>
        </text:changed-region>
        <text:changed-region xml:id="ct58042064" text:id="ct58042064">
          <text:insertion>
            <office:change-info>
              <dc:creator>mithereal </dc:creator>
              <dc:date>2014-03-28T10:37:00</dc:date>
            </office:change-info>
          </text:insertion>
        </text:changed-region>
        <text:changed-region xml:id="ct58275136" text:id="ct58275136">
          <text:deletion>
            <office:change-info>
              <dc:creator>mithereal </dc:creator>
              <dc:date>2014-03-28T10:37:00</dc:date>
            </office:change-info>
            <text:p text:style-name="P9"><text:span text:style-name="larger"><text:span text:style-name="T2">.</text:span></text:span></text:p>
          </text:deletion>
        </text:changed-region>
        <text:changed-region xml:id="ct58274944" text:id="ct58274944">
          <text:insertion>
            <office:change-info>
              <dc:creator>mithereal </dc:creator>
              <dc:date>2014-03-28T10:37:00</dc:date>
            </office:change-info>
          </text:insertion>
        </text:changed-region>
        <text:changed-region xml:id="ct59393344" text:id="ct59393344">
          <text:insertion>
            <office:change-info>
              <dc:creator>mithereal </dc:creator>
              <dc:date>2014-03-28T10:33:00</dc:date>
            </office:change-info>
          </text:insertion>
        </text:changed-region>
        <text:changed-region xml:id="ct58682256" text:id="ct58682256">
          <text:deletion>
            <office:change-info>
              <dc:creator>mithereal </dc:creator>
              <dc:date>2014-03-28T10:34:00</dc:date>
            </office:change-info>
            <text:p text:style-name="P10"><text:span text:style-name="larger"><text:span text:style-name="T6">EDUCATION &amp; CREDENTIALS</text:span></text:span></text:p>
            <text:p text:style-name="P11"><text:span text:style-name="larger"><text:span text:style-name="T4">Microsoft Certified Desktop Support Technician</text:span></text:span><text:span text:style-name="larger"><text:span text:style-name="T2"> (MCDST), 2010</text:span></text:span></text:p>
            <text:p text:style-name="P11"><text:span text:style-name="larger"><text:span text:style-name="T4">Microsoft Office Specialist</text:span></text:span><text:span text:style-name="larger"><text:span text:style-name="T2"> (MOS), 2009</text:span></text:span></text:p>
            <text:p text:style-name="P11"><text:span text:style-name="larger"><text:span text:style-name="T4">CompTIA A+,</text:span></text:span><text:span text:style-name="larger"><text:span text:style-name="T2"> 2009</text:span></text:span></text:p>
            <text:p text:style-name="P12"><text:span text:style-name="larger"><text:span text:style-name="T5">Abc College</text:span></text:span><text:span text:style-name="larger"><text:span text:style-name="T2"> — Sometown, TX</text:span></text:span></text:p>
            <text:p text:style-name="P10"><text:span text:style-name="larger"><text:span text:style-name="T4">Completed Computer Science and Liberal Arts Courses,</text:span></text:span><text:span text:style-name="larger"><text:span text:style-name="T2"> 2007 to 2008</text:spa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able:table table:name="Table1" table:style-name="Table1">
        <table:table-column table:style-name="Table1.A"/>
        <table:table-column table:style-name="Table1.B"/>
        <table:table-row table:style-name="Table1.1">
          <table:table-cell table:style-name="Table1.A1" office:value-type="string">
            <text:p text:style-name="P1"><text:span text:style-name="T1">J</text:span><text:change text:change-id="ct58403568"/><text:change-start text:change-id="ct58376544"/><text:span text:style-name="T1">ason</text:span><text:change-end text:change-id="ct58376544"/><text:span text:style-name="T1"> </text:span><text:change text:change-id="ct58375104"/><text:change-start text:change-id="ct58403376"/><text:span text:style-name="T1">Clark</text:span><text:change-end text:change-id="ct58403376"/></text:p>
          </table:table-cell>
          <table:table-cell table:style-name="Table1.A1" office:value-type="string">
            <text:p text:style-name="P2"><text:change text:change-id="ct58406000"/><text:span text:style-name="larger"><text:span text:style-name="T2"><text:s/></text:span></text:span><text:span text:style-name="T16"></text:span><text:span text:style-name="larger"><text:span text:style-name="T2"> </text:span></text:span><text:change text:change-id="ct58405808"/><text:change-start text:change-id="ct58375296"/><text:span text:style-name="larger"><text:span text:style-name="T2">Tucson, AZ 85711</text:span></text:span><text:change-end text:change-id="ct58375296"/></text:p>
            <text:p text:style-name="P3"><text:span text:style-name="T2">Phone: (</text:span><text:change text:change-id="ct58407968"/><text:change-start text:change-id="ct58407200"/><text:span text:style-name="T2">520</text:span><text:change-end text:change-id="ct58407200"/><text:span text:style-name="T2">) </text:span><text:change text:change-id="ct58408160"/><text:change-start text:change-id="ct58407392"/><text:span text:style-name="T2">310</text:span><text:change-end text:change-id="ct58407392"/><text:span text:style-name="T2">-</text:span><text:change text:change-id="ct58408352"/><text:change-start text:change-id="ct58407584"/><text:span text:style-name="T2">4104</text:span><text:change-end text:change-id="ct58407584"/><text:span text:style-name="larger"><text:span text:style-name="T2"> </text:span></text:span><text:span text:style-name="T16"></text:span><text:span text:style-name="larger"><text:span text:style-name="T2"> </text:span></text:span><text:change text:change-id="ct58407008"/><text:change-start text:change-id="ct58405616"/><text:span text:style-name="larger"><text:span text:style-name="T2">mither</text:span></text:span><text:change-end text:change-id="ct58405616"/><text:change-start text:change-id="ct58407776"/><text:span text:style-name="larger"><text:span text:style-name="T2">eal@gmail.com</text:span></text:span><text:change-end text:change-id="ct58407776"/></text:p>
          </table:table-cell>
        </table:table-row>
      </table:table>
      <text:p text:style-name="P14"/>
      <text:p text:style-name="P4"><text:change text:change-id="ct58791968"/><text:span text:style-name="T3"><text:s/>IT Help desk Technician</text:span></text:p>
      <text:p text:style-name="P20"/>
      <text:p text:style-name="P26"/>
      <text:p text:style-name="P27"><text:span text:style-name="T13">Tier 1 Help Lines </text:span><text:span text:style-name="T17"></text:span><text:span text:style-name="T13"> Technical Support </text:span><text:span text:style-name="T17"></text:span><text:span text:style-name="T13"> User Training </text:span><text:span text:style-name="T17"></text:span><text:span text:style-name="T13"> Software/PC/LAN Troubleshooting</text:span></text:p>
      <text:p text:style-name="P24"/>
      <text:p text:style-name="P21"/>
      <text:list xml:id="list1613035727" text:continue-numbering="true" text:style-name="WW8Num1">
        <text:list-item>
          <text:p text:style-name="P28">MCDST, MOS and CompTIA A+ certified professional with four years of help desk experience providing software, hardware, client/server and networking technical support. </text:p>
        </text:list-item>
        <text:list-item>
          <text:p text:style-name="P29">Proven success working in high-volume, 24x7 technical call centers. Demonstrated strengths in rapidly diagnosing, troubleshooting and resolving client issues.</text:p>
        </text:list-item>
        <text:list-item>
          <text:p text:style-name="P29">Consistently praised for communicating effectively with both technical and nontechnical users. Known for excellent problem-solving skills and patience in dealing with frustrated users.</text:p>
        </text:list-item>
      </text:list>
      <text:p text:style-name="P22"/>
      <text:p text:style-name="P6"><text:span text:style-name="larger"><text:span text:style-name="T6">KEY SKILLS</text:span></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text:span text:style-name="larger"><text:span text:style-name="T2">Technical Troubleshooting</text:span></text:span></text:p>
            <text:p text:style-name="P5"><text:span text:style-name="larger"><text:span text:style-name="T2">Hardware Configurations</text:span></text:span><text:change text:change-id="ct58678496"/><text:change-start text:change-id="ct58678256"/><text:span text:style-name="larger"><text:span text:style-name="T2">Co-location</text:span></text:span><text:change-end text:change-id="ct58678256"/></text:p>
            <text:p text:style-name="P5"><text:span text:style-name="larger"><text:span text:style-name="T9"><text:s/></text:span></text:span><text:span text:style-name="larger"><text:span text:style-name="T2">Collaboration</text:span></text:span></text:p>
          </table:table-cell>
          <table:table-cell table:style-name="Table2.B1" office:value-type="string">
            <text:p text:style-name="P5"><text:span text:style-name="larger"><text:span text:style-name="T2">Software Installs</text:span></text:span></text:p>
            <text:p text:style-name="P5"><text:span text:style-name="larger"><text:span text:style-name="T2">LAN Connectivity</text:span></text:span><text:change text:change-id="ct58664816"/><text:span text:style-name="larger"><text:span text:style-name="T2"> Diagnosis</text:span></text:span></text:p>
          </table:table-cell>
          <table:table-cell table:style-name="Table2.B1" office:value-type="string">
            <text:p text:style-name="P5"><text:span text:style-name="larger"><text:span text:style-name="T2">Phone &amp; Online Support</text:span></text:span></text:p>
            <text:p text:style-name="P5"><text:span text:style-name="larger"><text:span text:style-name="T2">Client/Server Models</text:span></text:span></text:p>
            <text:p text:style-name="P5"><text:span text:style-name="larger"><text:span text:style-name="T2">Preventive Maintenance</text:span></text:span><text:change-start text:change-id="ct58665616"/></text:p>
            <text:p text:style-name="P5"><text:span text:style-name="larger"><text:span text:style-name="T2">Software Development</text:span></text:span><text:change-end text:change-id="ct58665616"/></text:p>
          </table:table-cell>
          <table:table-cell table:style-name="Table2.B1" office:value-type="string">
            <text:p text:style-name="P5"><text:change text:change-id="ct58678064"/><text:span text:style-name="larger"><text:span text:style-name="T2">Training/Support</text:span></text:span></text:p>
            <text:p text:style-name="P5"><text:span text:style-name="larger"><text:span text:style-name="T2">Customer Service Complaint Handling</text:span></text:span><text:change-start text:change-id="ct58647664"/></text:p>
            <text:p text:style-name="P5"><text:span text:style-name="larger"><text:span text:style-name="T2">Erlang, PH</text:span></text:span><text:change-end text:change-id="ct58647664"/><text:change-start text:change-id="ct58665056"/><text:span text:style-name="larger"><text:span text:style-name="T2">P, Javascript</text:span></text:span><text:change-end text:change-id="ct58665056"/></text:p>
          </table:table-cell>
        </table:table-row>
      </table:table>
      <text:p text:style-name="P19"><text:span text:style-name="larger"><text:span text:style-name="T2"/></text:span></text:p>
      <text:p text:style-name="P6"><text:span text:style-name="larger"><text:span text:style-name="T6">TECHNOLOGY PROFICIENCIES</text:span></text:span></text:p>
      <table:table table:name="Table3" table:style-name="Table3">
        <table:table-column table:style-name="Table3.A"/>
        <table:table-column table:style-name="Table3.B"/>
        <table:table-row table:style-name="Table3.1">
          <table:table-cell table:style-name="Table3.A1" office:value-type="string">
            <text:p text:style-name="P5"><text:span text:style-name="larger"><text:span text:style-name="T4">Software:</text:span></text:span></text:p>
          </table:table-cell>
          <table:table-cell table:style-name="Table3.A1" office:value-type="string">
            <text:p text:style-name="P5"><text:span text:style-name="larger"><text:span text:style-name="T4">MS Office (Word, Excel, Outlook, Access); instant messaging software; V</text:span></text:span><text:change-start text:change-id="ct58669600"/><text:span text:style-name="larger"><text:span text:style-name="T4">m</text:span></text:span><text:change-end text:change-id="ct58669600"/><text:span text:style-name="larger"><text:span text:style-name="T4">ware</text:span></text:span><text:change text:change-id="ct58764656"/><text:change-start text:change-id="ct58671952"/><text:span text:style-name="larger"><text:span text:style-name="T4">, </text:span></text:span><text:change-end text:change-id="ct58671952"/><text:change-start text:change-id="ct58764896"/><text:span text:style-name="larger"><text:span text:style-name="T4">Virtualbox</text:span></text:span><text:change-end text:change-id="ct58764896"/></text:p>
          </table:table-cell>
        </table:table-row>
      </table:table>
      <text:p text:style-name="P5"><text:span text:style-name="larger"><text:span text:style-name="T4"/></text:span></text:p>
      <table:table table:name="Table4" table:style-name="Table4">
        <table:table-column table:style-name="Table4.A"/>
        <table:table-column table:style-name="Table4.B"/>
        <table:table-row table:style-name="Table4.1">
          <table:table-cell table:style-name="Table4.A1" office:value-type="string">
            <text:p text:style-name="P5"><text:span text:style-name="larger"><text:span text:style-name="T4">Browsers:</text:span></text:span></text:p>
          </table:table-cell>
          <table:table-cell table:style-name="Table4.A1" office:value-type="string">
            <text:p text:style-name="P5"><text:span text:style-name="larger"><text:span text:style-name="T2">Internet Explorer, Firefox, Chrome, Safari</text:span></text:span><text:change text:change-id="ct58671392"/></text:p>
          </table:table-cell>
        </table:table-row>
      </table:table>
      <text:p text:style-name="P5"/>
      <table:table table:name="Table5" table:style-name="Table5">
        <table:table-column table:style-name="Table5.A"/>
        <table:table-column table:style-name="Table5.B"/>
        <table:table-row table:style-name="Table5.1">
          <table:table-cell table:style-name="Table5.A1" office:value-type="string">
            <text:p text:style-name="P5"><text:span text:style-name="larger"><text:span text:style-name="T4">Call-Tracking Tools:</text:span></text:span></text:p>
          </table:table-cell>
          <table:table-cell table:style-name="Table5.A1" office:value-type="string">
            <text:p text:style-name="P5"><text:change text:change-id="ct58760592"/><text:span text:style-name="larger"><text:span text:style-name="T2">Remedy</text:span></text:span><text:change-start text:change-id="ct58674736"/><text:span text:style-name="larger"><text:span text:style-name="T2">, Platypus, </text:span></text:span><text:change-end text:change-id="ct58674736"/><text:change-start text:change-id="ct58760352"/><text:span text:style-name="larger"><text:span text:style-name="T2">Five9,inContact</text:span></text:span><text:change-end text:change-id="ct58760352"/></text:p>
          </table:table-cell>
        </table:table-row>
      </table:table>
      <text:p text:style-name="P5"/>
      <table:table table:name="Table6" table:style-name="Table6">
        <table:table-column table:style-name="Table6.A"/>
        <table:table-column table:style-name="Table6.B"/>
        <table:table-row table:style-name="Table6.1">
          <table:table-cell table:style-name="Table6.A1" office:value-type="string">
            <text:p text:style-name="P5"><text:span text:style-name="larger"><text:span text:style-name="T4">Hardware:</text:span></text:span></text:p>
          </table:table-cell>
          <table:table-cell table:style-name="Table6.A1" office:value-type="string">
            <text:p text:style-name="P5"><text:span text:style-name="larger"><text:span text:style-name="T2">PCs, Laptops, Telephony Systems, Printers, Routers, Modems</text:span></text:span></text:p>
          </table:table-cell>
        </table:table-row>
      </table:table>
      <text:p text:style-name="P5"/>
      <table:table table:name="Table7" table:style-name="Table7">
        <table:table-column table:style-name="Table7.A"/>
        <table:table-column table:style-name="Table7.B"/>
        <table:table-row table:style-name="Table7.1">
          <table:table-cell table:style-name="Table7.A1" office:value-type="string">
            <text:p text:style-name="P5"><text:span text:style-name="larger"><text:span text:style-name="T4">Networking:</text:span></text:span></text:p>
          </table:table-cell>
          <table:table-cell table:style-name="Table7.A1" office:value-type="string">
            <text:p text:style-name="P5"><text:span text:style-name="larger"><text:span text:style-name="T2">LAN &amp; VPN/Remote Connectivity, TCP/IP</text:span></text:span><text:change-start text:change-id="ct58793936"/><text:span text:style-name="larger"><text:span text:style-name="T2">, Switching</text:span></text:span><text:change-end text:change-id="ct58793936"/></text:p>
          </table:table-cell>
        </table:table-row>
      </table:table>
      <text:p text:style-name="P5"/>
      <table:table table:name="Table8" table:style-name="Table8">
        <table:table-column table:style-name="Table8.A"/>
        <table:table-column table:style-name="Table8.B"/>
        <table:table-row table:style-name="Table8.1">
          <table:table-cell table:style-name="Table8.A1" office:value-type="string">
            <text:p text:style-name="P5"><text:span text:style-name="larger"><text:span text:style-name="T4">Platforms:</text:span></text:span></text:p>
          </table:table-cell>
          <table:table-cell table:style-name="Table8.A1" office:value-type="string">
            <text:p text:style-name="P5"><text:span text:style-name="larger"><text:span text:style-name="T2">Windows, </text:span></text:span><text:change text:change-id="ct58737840"/><text:change-start text:change-id="ct58737360"/><text:span text:style-name="larger"><text:span text:style-name="T2">Linux</text:span></text:span><text:change-end text:change-id="ct58737360"/><text:span text:style-name="larger"><text:span text:style-name="T2">, </text:span></text:span><text:change text:change-id="ct58664448"/><text:change-start text:change-id="ct58750656"/><text:span text:style-name="larger"><text:span text:style-name="T2">AIX </text:span></text:span><text:change-end text:change-id="ct58750656"/><text:span text:style-name="larger"><text:span text:style-name="T2">Servers, Citrix</text:span></text:span><text:change-start text:change-id="ct58737600"/><text:span text:style-name="larger"><text:span text:style-name="T2">, BSD</text:span></text:span><text:change-end text:change-id="ct58737600"/></text:p>
          </table:table-cell>
        </table:table-row>
      </table:table>
      <text:p text:style-name="P19"/>
      <text:p text:style-name="P6"><text:span text:style-name="larger"><text:span text:style-name="T6">PROFESSIONAL EXPERIENCE</text:span></text:span><text:change text:change-id="ct58682944"/><text:change text:change-id="ct58749408"/><text:change text:change-id="ct57871904"/><text:change text:change-id="ct58680992"/><text:change text:change-id="ct60564368"/><text:change text:change-id="ct58281056"/><text:change text:change-id="ct58734144"/></text:p>
      <text:p text:style-name="P7"/>
      <text:p text:style-name="P7"><text:change text:change-id="ct58275904"/><text:change-start text:change-id="ct52384432"/><text:span text:style-name="larger"><text:span text:style-name="T5">Sunrocket VOIP</text:span></text:span><text:change-end text:change-id="ct52384432"/><text:span text:style-name="larger"><text:span text:style-name="T5"> </text:span></text:span><text:span text:style-name="larger"><text:span text:style-name="T2">— </text:span></text:span><text:change text:change-id="ct58754960"/><text:change-start text:change-id="ct60564784"/><text:span text:style-name="larger"><text:span text:style-name="T2">Tucson</text:span></text:span><text:change-end text:change-id="ct60564784"/><text:span text:style-name="larger"><text:span text:style-name="T2">, </text:span></text:span><text:change text:change-id="ct58755152"/><text:change-start text:change-id="ct58793264"/><text:span text:style-name="larger"><text:span text:style-name="T2">AZ</text:span></text:span><text:change-end text:change-id="ct58793264"/></text:p>
      <text:p text:style-name="P7"><text:span text:style-name="larger"><text:span text:style-name="T4">Help Desk Technician, </text:span></text:span><text:span text:style-name="larger"><text:span text:style-name="T2">200</text:span></text:span><text:change text:change-id="ct58278144"/><text:change-start text:change-id="ct58275712"/><text:span text:style-name="larger"><text:span text:style-name="T2">7</text:span></text:span><text:change-end text:change-id="ct58275712"/><text:span text:style-name="larger"><text:span text:style-name="T2"> to 2010</text:span></text:span><text:change text:change-id="ct58041872"/><text:change-start text:change-id="ct58278336"/><text:span text:style-name="larger"><text:span text:style-name="T2">Supported VOIP business with no training or manuals, Took over failing VOIP provider and brought back to productivity </text:span></text:span><text:change-end text:change-id="ct58278336"/><text:change-start text:change-id="ct58042064"/><text:span text:style-name="larger"><text:span text:style-name="T2">via one call ressolution and friendly customer </text:span></text:span><text:change-end text:change-id="ct58042064"/><text:change text:change-id="ct58275136"/><text:change-start text:change-id="ct58274944"/><text:span text:style-name="larger"><text:span text:style-name="T2">service.</text:span></text:span><text:change-end text:change-id="ct58274944"/></text:p>
      <text:list xml:id="list1372380214" text:continue-numbering="true" text:style-name="WW8Num1">
        <text:list-item>
          <text:p text:style-name="P8"><text:span text:style-name="larger"><text:span text:style-name="T2">Received “outstanding” ratings on performance reviews each year, with top marks in teamwork, customer service, communication skills and technical problem-solving.</text:span></text:span><text:change-start text:change-id="ct59393344"/></text:p>
        </text:list-item>
      </text:list>
      <text:p text:style-name="P9"/>
      <text:p text:style-name="P7"><text:span text:style-name="larger"><text:span text:style-name="T5">Nationwide Internet</text:span></text:span><text:span text:style-name="larger"><text:span text:style-name="T2"> — Tucson, AZ</text:span></text:span></text:p>
      <text:p text:style-name="P7"><text:span text:style-name="larger"><text:span text:style-name="T4">Tier 3 Help Desk,</text:span></text:span><text:span text:style-name="larger"><text:span text:style-name="T2"> 2006 to 2008</text:span></text:span></text:p>
      <text:list xml:id="list1629723757" text:continue-numbering="true" text:style-name="WW8Num1">
        <text:list-item>
          <text:p text:style-name="P8"><text:span text:style-name="larger"><text:span text:style-name="T2">Routinely exceed call-handling goals, closing an average of 200 calls daily with a 95% first-call resolution ratio and an average talk-time of 5.5 minutes -- well below 7-minute goal.</text:span></text:span></text:p>
        </text:list-item>
        <text:list-item>
          <text:p text:style-name="P8"><text:span text:style-name="larger"><text:span text:style-name="T2">Diagnose, troubleshoot and resolve a range of software, hardware and connectivity issues. Excel in asking probing questions and researching, analyzing and rectifying problems.</text:span></text:span><text:change-end text:change-id="ct59393344"/></text:p>
        </text:list-item>
      </text:list>
      <text:p text:style-name="P5"/>
      <text:p text:style-name="P10"><text:change text:change-id="ct58682256"/><text:soft-page-break/><text:span text:style-name="larger"><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Courier New" svg:font-family="'Courier New'" style:font-family-generic="modern"/>
    <style:font-face style:name="DejaVu Sans1" svg:font-family="'DejaVu Sans'" style:font-pitch="variable"/>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fo:hyphenation-ladder-count="no-limit" style:writing-mode="lr-tb"/>
      <style:text-properties style:use-window-font-color="true" style:font-name="Calibri" fo:font-size="11pt" fo:language="en" fo:country="US"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1"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fo:font-size="10pt" style:font-size-asian="10pt"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3z0" style:family="text">
      <style:text-properties style:font-name="Wingdings 2" fo:font-size="10pt" style:font-size-asian="10pt" style:font-name-complex="Wingdings 2"/>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arger" style:family="text" style:parent-style-name="Default_20_Paragraph_20_Font"/>
    <style:style style:name="txt_5f_blue" style:display-name="txt_blue" style:family="text" style:parent-style-name="Default_20_Paragraph_20_Font"/>
    <style:style style:name="style1" style:family="text" style:parent-style-name="Default_20_Paragraph_20_Font"/>
    <style:style style:name="tableentry" style:family="text" style:parent-style-name="Default_20_Paragraph_20_Font">
      <style:text-properties style:font-name="Arial" fo:font-size="9pt" style:font-size-asian="9pt" style:font-name-complex="Aria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Wingdings 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4in" fo:margin-bottom="0.5in" fo:margin-left="0.8in" fo:margin-right="0.8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mple Resume for a Midlevel Help Desk Worker</dc:title>
    <dc:subject>Resume Sample</dc:subject>
    <meta:initial-creator>Monster.com</meta:initial-creator>
    <meta:creation-date>2011-12-14T15:02:00</meta:creation-date>
    <dc:creator>mithereal </dc:creator>
    <dc:date>2014-03-28T10:39:20</dc:date>
    <meta:editing-cycles>7</meta:editing-cycles>
    <meta:editing-duration>PT8M</meta:editing-duration>
    <meta:document-statistic meta:table-count="8" meta:image-count="0" meta:object-count="0" meta:page-count="2" meta:paragraph-count="42" meta:word-count="295" meta:character-count="2223" meta:non-whitespace-character-count="1970"/>
    <meta:generator>LibreOffice/4.0.2.2$Linux_X86_64 LibreOffice_project/400m0$Build-2</meta:generator>
  </office:meta>
</office:document-meta>
</file>